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435c" officeooo:paragraph-rsid="0018435c"/>
    </style:style>
    <style:style style:name="P2" style:family="paragraph" style:parent-style-name="Standard">
      <style:text-properties style:font-name="Liberation Mono" fo:font-size="10pt" style:font-size-asian="10pt" style:font-size-complex="10pt"/>
    </style:style>
    <style:style style:name="P3" style:family="paragraph" style:parent-style-name="Standard">
      <style:text-properties style:font-name="Liberation Mono" fo:font-size="10pt" officeooo:rsid="0018435c" officeooo:paragraph-rsid="0018435c" style:font-size-asian="10pt" style:font-size-complex="10pt"/>
    </style:style>
    <style:style style:name="P4" style:family="paragraph" style:parent-style-name="Standard">
      <style:text-properties style:font-name="Liberation Mono" fo:font-size="10pt" officeooo:rsid="0018435c" officeooo:paragraph-rsid="0019e2e3" style:font-size-asian="10pt" style:font-size-complex="10pt"/>
    </style:style>
    <style:style style:name="P5" style:family="paragraph" style:parent-style-name="Standard">
      <style:text-properties style:font-name="Liberation Mono" fo:font-size="10pt" officeooo:rsid="0019e2e3" officeooo:paragraph-rsid="0019e2e3" style:font-size-asian="10pt" style:font-size-complex="10pt"/>
    </style:style>
    <style:style style:name="P6" style:family="paragraph" style:parent-style-name="Standard">
      <style:text-properties style:font-name="Liberation Mono" fo:font-size="10pt" officeooo:rsid="0019e2e3" officeooo:paragraph-rsid="001e77db" style:font-size-asian="10pt" style:font-size-complex="10pt"/>
    </style:style>
    <style:style style:name="P7" style:family="paragraph" style:parent-style-name="Standard">
      <style:text-properties style:font-name="Liberation Mono" fo:font-size="10pt" officeooo:rsid="001b294f" officeooo:paragraph-rsid="001b294f" style:font-size-asian="10pt" style:font-size-complex="10pt"/>
    </style:style>
    <style:style style:name="P8" style:family="paragraph" style:parent-style-name="Standard" style:list-style-name="L1">
      <style:text-properties style:font-name="Liberation Mono" fo:font-size="10pt" officeooo:rsid="001b294f" officeooo:paragraph-rsid="001b294f" style:font-size-asian="10pt" style:font-size-complex="10pt"/>
    </style:style>
    <style:style style:name="P9" style:family="paragraph" style:parent-style-name="Standard">
      <style:text-properties style:font-name="Liberation Mono" fo:font-size="10pt" officeooo:rsid="001cfed5" officeooo:paragraph-rsid="001cfed5" style:font-size-asian="10pt" style:font-size-complex="10pt"/>
    </style:style>
    <style:style style:name="P10" style:family="paragraph" style:parent-style-name="Standard" style:list-style-name="L1">
      <style:text-properties style:font-name="Liberation Mono" fo:font-size="10pt" officeooo:rsid="001cfed5" officeooo:paragraph-rsid="001cfed5" style:font-size-asian="10pt" style:font-size-complex="10pt"/>
    </style:style>
    <style:style style:name="P11" style:family="paragraph" style:parent-style-name="Standard">
      <style:text-properties style:font-name="Liberation Mono" fo:font-size="10pt" fo:font-style="normal" officeooo:rsid="001cfed5" officeooo:paragraph-rsid="001cfed5" style:font-size-asian="10pt" style:font-style-asian="normal" style:font-size-complex="10pt" style:font-style-complex="normal"/>
    </style:style>
    <style:style style:name="P12" style:family="paragraph" style:parent-style-name="Standard">
      <style:text-properties style:font-name="Liberation Mono" fo:font-size="10pt" fo:font-style="normal" officeooo:rsid="001b294f" officeooo:paragraph-rsid="001b294f" style:font-size-asian="10pt" style:font-style-asian="normal" style:font-size-complex="10pt" style:font-style-complex="normal"/>
    </style:style>
    <style:style style:name="P13" style:family="paragraph" style:parent-style-name="Standard" style:list-style-name="L1">
      <style:text-properties style:font-name="Liberation Mono" fo:font-size="10pt" fo:font-style="normal" officeooo:rsid="001b294f" officeooo:paragraph-rsid="001b294f" style:font-size-asian="10pt" style:font-style-asian="normal" style:font-size-complex="10pt" style:font-style-complex="normal"/>
    </style:style>
    <style:style style:name="P14" style:family="paragraph" style:parent-style-name="Standard">
      <style:text-properties style:font-name="Liberation Mono" fo:font-size="10pt" fo:font-style="normal" officeooo:rsid="001e77db" officeooo:paragraph-rsid="001e77db" style:font-size-asian="10pt" style:font-style-asian="normal" style:font-size-complex="10pt" style:font-style-complex="normal"/>
    </style:style>
    <style:style style:name="P15" style:family="paragraph" style:parent-style-name="Standard">
      <style:text-properties style:font-name="Liberation Mono" fo:font-size="10pt" fo:font-style="normal" officeooo:rsid="001f14d7" officeooo:paragraph-rsid="001f14d7" style:font-size-asian="10pt" style:font-style-asian="normal" style:font-size-complex="10pt" style:font-style-complex="normal"/>
    </style:style>
    <style:style style:name="P16" style:family="paragraph" style:parent-style-name="Standard">
      <style:text-properties style:font-name="Liberation Mono" fo:font-size="10pt" fo:font-style="normal" officeooo:rsid="0021b32d" officeooo:paragraph-rsid="0021b32d" style:font-size-asian="10pt" style:font-style-asian="normal" style:font-size-complex="10pt" style:font-style-complex="normal"/>
    </style:style>
    <style:style style:name="P17" style:family="paragraph" style:parent-style-name="Standard">
      <style:text-properties style:font-name="Liberation Mono" fo:font-size="10pt" fo:font-style="normal" officeooo:rsid="00231b98" officeooo:paragraph-rsid="00231b98" style:font-size-asian="10pt" style:font-style-asian="normal" style:font-size-complex="10pt" style:font-style-complex="normal"/>
    </style:style>
    <style:style style:name="P18" style:family="paragraph" style:parent-style-name="Standard">
      <style:text-properties style:font-name="Liberation Mono" fo:font-size="10pt" fo:font-style="normal" officeooo:rsid="002685b5" officeooo:paragraph-rsid="002685b5" style:font-size-asian="10pt" style:font-style-asian="normal" style:font-size-complex="10pt" style:font-style-complex="normal"/>
    </style:style>
    <style:style style:name="P19" style:family="paragraph" style:parent-style-name="Standard">
      <style:text-properties style:font-name="Liberation Mono" fo:font-size="10pt" fo:font-style="normal" officeooo:rsid="0027a2cd" officeooo:paragraph-rsid="0027a2cd" style:font-size-asian="10pt" style:font-style-asian="normal" style:font-size-complex="10pt" style:font-style-complex="normal"/>
    </style:style>
    <style:style style:name="T1" style:family="text">
      <style:text-properties officeooo:rsid="001cfed5"/>
    </style:style>
    <style:style style:name="T2" style:family="text">
      <style:text-properties fo:font-style="normal" style:font-style-asian="normal" style:font-style-complex="normal"/>
    </style:style>
    <style:style style:name="T3" style:family="text">
      <style:text-properties fo:font-style="normal" officeooo:rsid="001e77db" style:font-style-asian="normal" style:font-style-complex="normal"/>
    </style:style>
    <style:style style:name="T4" style:family="text">
      <style:text-properties officeooo:rsid="001e77db"/>
    </style:style>
    <style:style style:name="T5" style:family="text">
      <style:text-properties style:font-name="Liberation Mono" fo:font-size="10pt" style:font-size-asian="10pt" style:font-size-complex="10pt"/>
    </style:style>
    <style:style style:name="T6" style:family="text">
      <style:text-properties officeooo:rsid="001f14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lcome to Gentoo</text:p>
      <text:p text:style-name="P3"/>
      <text:p text:style-name="P3">This is a collection of install scripts and helper commands that make the installation a little easier and faster. There are however no real shortcuts. You still need to figure out how you want to configure your Gentoo installation. Please refer to the handbook that can be found on the Gentoo website.</text:p>
      <text:p text:style-name="P3"/>
      <text:p text:style-name="P1"><text:span text:style-name="T5">Visit Gentoo at: </text:span><text:a xlink:type="simple" xlink:href="https://www.gentoo.org/" text:style-name="Internet_20_link" text:visited-style-name="Visited_20_Internet_20_Link"><text:span text:style-name="T5">https://www.gentoo.org/</text:span></text:a></text:p>
      <text:p text:style-name="P3"/>
      <text:p text:style-name="P5">Throughout the installation process you will need to download some resources. Make sure you have an internet connection.</text:p>
      <text:p text:style-name="P5"/>
      <text:p text:style-name="P6">Th<text:span text:style-name="T1">is </text:span>installation <text:span text:style-name="T4">example is performed from an existing drive that will get mounted. In this particular case it will be the home partition of an existing linux installation on </text:span><text:span text:style-name="T3">/dev/sdb4 , but it can be any drive.</text:span></text:p>
      <text:p text:style-name="P6"/>
      <text:p text:style-name="P6"><text:span text:style-name="T4">is done from an existing </text:span></text:p>
      <text:p text:style-name="P5">Th<text:span text:style-name="T1">is </text:span>installation process has several steps as well as a point of no return. At this point you can resume your installation process and configure settings and the kernel.</text:p>
      <text:p text:style-name="P5"/>
      <text:p text:style-name="P7">The following will <text:span text:style-name="T1">help you get through the steps</text:span></text:p>
      <text:p text:style-name="P7"/>
      <text:p text:style-name="P9">Boot the medium with the minimal install. When reaching the prompt, mount the root partition where you will install gentoo.</text:p>
      <text:p text:style-name="P9"/>
      <text:p text:style-name="P2">&gt; m<text:span text:style-name="T2">kdir -p /mnt/install</text:span></text:p>
      <text:p text:style-name="P11">&gt; mount /dev/<text:span text:style-name="T4">sdb4 /mnt/install</text:span></text:p>
      <text:p text:style-name="P12"/>
      <text:p text:style-name="P14">Next source the gentoo file followed by start</text:p>
      <text:p text:style-name="P14">&gt; . gentoo</text:p>
      <text:p text:style-name="P14">&gt; start</text:p>
      <text:p text:style-name="P14"/>
      <text:p text:style-name="P14">The first action done is to download the gentoo tarball. In the “link” application use the cursor keys and select downloads, and <text:span text:style-name="T6">then</text:span> the tarball. Download this and when down close the application with q.</text:p>
      <text:p text:style-name="P14"/>
      <text:p text:style-name="P15">Next you must select the downloaded tarball file in the selection menu and wait for it to be unpacked. Wait for the system to unpack all files.</text:p>
      <text:p text:style-name="P15"/>
      <text:p text:style-name="P15">Next the make.conf is imported. This file is loxated in the ./tmpdir folder. Research your system an alter the file as needed. Or change the imported settings.</text:p>
      <text:p text:style-name="P15"/>
      <text:p text:style-name="P15">After this is done, the make.conf file can be configured. This can be done in preparation or there and then. The imported make.conf file can be found in the ./tmpdir folder.</text:p>
      <text:p text:style-name="P15"/>
      <text:p text:style-name="P16">Some other settings are copies in the background</text:p>
      <text:p text:style-name="P16"/>
      <text:p text:style-name="P16">When the start step is done, it is time to chroot into the gentoo environment with </text:p>
      <text:p text:style-name="P16"/>
      <text:p text:style-name="P16">&gt; chrootgentoo</text:p>
      <text:p text:style-name="P16"/>
      <text:p text:style-name="P16">At this point it is also possible to pause the installation. When the install medium is booted up to the prompt, perform the same step above and chroot into gentoo.</text:p>
      <text:p text:style-name="P12"/>
      <text:p text:style-name="P17">Time to start step2</text:p>
      <text:p text:style-name="P17"/>
      <text:p text:style-name="P17"><text:soft-page-break/>&gt; step2</text:p>
      <text:p text:style-name="P17"/>
      <text:p text:style-name="P18">We are now fetching the ebuild repository. This is basically the library of available packages.</text:p>
      <text:p text:style-name="P18"/>
      <text:p text:style-name="P18">It is also time to set the locales and timezone. The script is set to “America/Los_Angeles” and needs to be altered.</text:p>
      <text:p text:style-name="P18"/>
      <text:p text:style-name="P19">In this step there is also the selection for the profile. Read more about this in the handbook, but for a simple start choose 1.</text:p>
      <text:p text:style-name="P18"/>
      <text:p text:style-name="P18"/>
      <text:p text:style-name="P17"/>
      <text:list xml:id="list586394669" text:style-name="L1">
        <text:list-item>
          <text:p text:style-name="P13">start</text:p>
        </text:list-item>
        <text:list-item>
          <text:p text:style-name="P13">chrootgentoo</text:p>
        </text:list-item>
        <text:list-item>
          <text:p text:style-name="P8">step2</text:p>
        </text:list-item>
        <text:list-item>
          <text:p text:style-name="P8">emerge-world</text:p>
        </text:list-item>
        <text:list-item>
          <text:p text:style-name="P10">linux-kernel</text:p>
        </text:list-item>
        <text:list-item>
          <text:p text:style-name="P8"><text:span text:style-name="T1">config-kernel</text:span></text:p>
        </text:list-item>
      </text:list>
      <text:p text:style-name="P5"/>
      <text:p text:style-name="P7">Whenever the installation process gets interrupted, it is possible </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5:21:00.826285921</meta:creation-date>
    <dc:date>2019-10-20T22:58:02.023402045</dc:date>
    <meta:editing-duration>PT34M30S</meta:editing-duration>
    <meta:editing-cycles>9</meta:editing-cycles>
    <meta:generator>LibreOffice/6.2.7.1$Linux_X86_64 LibreOffice_project/20$Build-1</meta:generator>
    <meta:document-statistic meta:table-count="0" meta:image-count="0" meta:object-count="0" meta:page-count="2" meta:paragraph-count="34" meta:word-count="462" meta:character-count="2658" meta:non-whitespace-character-count="2233"/>
  </office:meta>
</office:document-meta>
</file>